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ali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Kuva 1" text:anchor-type="as-char" svg:x="0in" svg:y="0in" svg:width="6.69306in" svg:height="0.8375in" style:rel-width="scale" style:rel-height="scale"><draw:image xlink:href="media/image1.png" xlink:type="simple" xlink:show="embed" xlink:actuate="onLoad"/><svg:title/><svg:desc>Kuva, joka sisältää kohteen teksti, viiva, Fontti, kuvakaappaus

Tekoälyllä luotu sisältö voi olla virheellistä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Normaali" style:next-style-name="Normaali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tsikko2" style:display-name="Otsikko 2" style:family="paragraph" style:parent-style-name="Normaali" style:next-style-name="Normaali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tsikko3" style:display-name="Otsikko 3" style:family="paragraph" style:parent-style-name="Normaali" style:next-style-name="Normaali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tsikko4" style:display-name="Otsikko 4" style:family="paragraph" style:parent-style-name="Normaali" style:next-style-name="Normaali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tsikko5" style:display-name="Otsikko 5" style:family="paragraph" style:parent-style-name="Normaali" style:next-style-name="Normaali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tsikko6" style:display-name="Otsikko 6" style:family="paragraph" style:parent-style-name="Normaali" style:next-style-name="Normaali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tsikko7" style:display-name="Otsikko 7" style:family="paragraph" style:parent-style-name="Normaali" style:next-style-name="Normaali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tsikko8" style:display-name="Otsikko 8" style:family="paragraph" style:parent-style-name="Normaali" style:next-style-name="Normaali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tsikko9" style:display-name="Otsikko 9" style:family="paragraph" style:parent-style-name="Normaali" style:next-style-name="Normaali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Otsikko1Char" style:display-name="Otsikko 1 Char" style:family="text" style:parent-style-name="Kappaleenoletusfontti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tsikko2Char" style:display-name="Otsikko 2 Char" style:family="text" style:parent-style-name="Kappaleenoletusfontti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tsikko3Char" style:display-name="Otsikko 3 Char" style:family="text" style:parent-style-name="Kappaleenoletusfontti">
      <style:text-properties style:font-name-asian="Times New Roman" style:font-name-complex="Times New Roman" fo:color="#0F4761" fo:font-size="14pt" style:font-size-asian="14pt" style:font-size-complex="14pt"/>
    </style:style>
    <style:style style:name="Otsikko4Char" style:display-name="Otsikko 4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0F4761"/>
    </style:style>
    <style:style style:name="Otsikko5Char" style:display-name="Otsikko 5 Char" style:family="text" style:parent-style-name="Kappaleenoletusfontti">
      <style:text-properties style:font-name-asian="Times New Roman" style:font-name-complex="Times New Roman" fo:color="#0F4761"/>
    </style:style>
    <style:style style:name="Otsikko6Char" style:display-name="Otsikko 6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595959"/>
    </style:style>
    <style:style style:name="Otsikko7Char" style:display-name="Otsikko 7 Char" style:family="text" style:parent-style-name="Kappaleenoletusfontti">
      <style:text-properties style:font-name-asian="Times New Roman" style:font-name-complex="Times New Roman" fo:color="#595959"/>
    </style:style>
    <style:style style:name="Otsikko8Char" style:display-name="Otsikko 8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272727"/>
    </style:style>
    <style:style style:name="Otsikko9Char" style:display-name="Otsikko 9 Char" style:family="text" style:parent-style-name="Kappaleenoletusfontti">
      <style:text-properties style:font-name-asian="Times New Roman" style:font-name-complex="Times New Roman" fo:color="#272727"/>
    </style:style>
    <style:style style:name="Otsikko" style:display-name="Otsikko" style:family="paragraph" style:parent-style-name="Normaali" style:next-style-name="Normaali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OtsikkoChar" style:display-name="Otsikko Char" style:family="text" style:parent-style-name="Kappaleenoletusfontti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aotsikko" style:display-name="Alaotsikko" style:family="paragraph" style:parent-style-name="Normaali" style:next-style-name="Normaali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aotsikkoChar" style:display-name="Alaotsikko Char" style:family="text" style:parent-style-name="Kappaleenoletusfontti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Lainaus" style:display-name="Lainaus" style:family="paragraph" style:parent-style-name="Normaali" style:next-style-name="Normaali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ainausChar" style:display-name="Lainaus Char" style:family="text" style:parent-style-name="Kappaleenoletusfontti">
      <style:text-properties fo:font-style="italic" style:font-style-asian="italic" style:font-style-complex="italic" fo:color="#404040"/>
    </style:style>
    <style:style style:name="Luettelokappale" style:display-name="Luettelokappale" style:family="paragraph" style:parent-style-name="Normaali">
      <style:paragraph-properties style:contextual-spacing="true" fo:margin-left="0.5in">
        <style:tab-stops/>
      </style:paragraph-properties>
      <style:text-properties fo:hyphenate="false"/>
    </style:style>
    <style:style style:name="Voimakaskorostus" style:display-name="Voimakas korostus" style:family="text" style:parent-style-name="Kappaleenoletusfontti">
      <style:text-properties fo:font-style="italic" style:font-style-asian="italic" style:font-style-complex="italic" fo:color="#0F4761"/>
    </style:style>
    <style:style style:name="Erottuvalainaus" style:display-name="Erottuva lainaus" style:family="paragraph" style:parent-style-name="Normaali" style:next-style-name="Normaali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ErottuvalainausChar" style:display-name="Erottuva lainaus Char" style:family="text" style:parent-style-name="Kappaleenoletusfontti">
      <style:text-properties fo:font-style="italic" style:font-style-asian="italic" style:font-style-complex="italic" fo:color="#0F4761"/>
    </style:style>
    <style:style style:name="Erottuvaviittaus" style:display-name="Erottuva viittaus" style:family="text" style:parent-style-name="Kappaleenoletusfontti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nne Nuorala</meta:initial-creator>
    <dc:creator>Marianne Nuorala</dc:creator>
    <meta:creation-date>2025-12-17T21:38:00Z</meta:creation-date>
    <dc:date>2025-12-17T21:38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